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FreeSans1" svg:font-family="FreeSans" style:font-family-generic="swiss"/>
    <style:font-face style:name="Lohit Hindi" svg:font-family="'Lohit Hindi'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shelf Symbol 7" svg:font-family="'Bookshelf Symbol 7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ookshelf Symbol 71" svg:font-family="'Bookshelf Symbol 7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margin-top="0cm" fo:margin-bottom="0.423cm" loext:contextual-spacing="false" fo:text-align="center" style:justify-single-word="false" style:page-number="auto"/>
    </style:style>
    <style:style style:name="P4" style:family="paragraph" style:parent-style-name="Encabezado1">
      <style:paragraph-properties fo:text-align="center" style:justify-single-word="false"/>
    </style:style>
    <style:style style:name="P5" style:family="paragraph" style:parent-style-name="Pie_20_de_20_página1">
      <style:paragraph-properties fo:text-align="center" style:justify-single-word="false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List_20_Paragraph">
      <style:paragraph-properties fo:margin-left="0cm" fo:margin-right="0cm" fo:margin-top="0.494cm" fo:margin-bottom="0.212cm" loext:contextual-spacing="false" fo:text-align="justify" style:justify-single-word="false" fo:text-indent="0cm" style:auto-text-indent="false"/>
    </style:style>
    <style:style style:name="P8" style:family="paragraph" style:parent-style-name="List_20_Paragraph">
      <style:paragraph-properties fo:margin-left="0cm" fo:margin-right="0cm" fo:margin-top="0.494cm" fo:margin-bottom="0.212cm" loext:contextual-spacing="false" fo:text-align="justify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List_20_Paragraph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</style:style>
    <style:style style:name="P10" style:family="paragraph" style:parent-style-name="List_20_Paragraph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style:font-size-asian="10pt" style:language-asian="zh" style:country-asian="CN" style:font-weight-asian="bold" style:font-name-complex="Arial1" style:font-size-complex="10pt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List_20_Paragraph" style:list-style-name="WWNum1">
      <style:paragraph-properties fo:margin-top="0.212cm" fo:margin-bottom="0cm" loext:contextual-spacing="false" fo:text-align="justify" style:justify-single-word="false"/>
    </style:style>
    <style:style style:name="P15" style:family="paragraph" style:parent-style-name="List_20_Paragraph" style:list-style-name="WWNum3">
      <style:paragraph-properties fo:margin-top="0.212cm" fo:margin-bottom="0.212cm" loext:contextual-spacing="false" fo:text-align="justify" style:justify-single-word="false"/>
    </style:style>
    <style:style style:name="P16" style:family="paragraph" style:parent-style-name="List_20_Paragraph" style:list-style-name="WWNum5">
      <style:paragraph-properties fo:margin-top="0.212cm" fo:margin-bottom="0.212cm" loext:contextual-spacing="false" fo:text-align="justify" style:justify-single-word="false"/>
    </style:style>
    <style:style style:name="P17" style:family="paragraph" style:parent-style-name="List_20_Paragraph">
      <style:paragraph-properties fo:margin-top="0.212cm" fo:margin-bottom="0.212cm" loext:contextual-spacing="false" fo:text-align="justify" style:justify-single-word="false"/>
      <style:text-properties style:font-name="Arial" fo:font-size="10pt" style:font-size-asian="10pt" style:font-name-complex="Arial1" style:font-size-complex="10pt"/>
    </style:style>
    <style:style style:name="P18" style:family="paragraph" style:parent-style-name="List_20_Paragraph">
      <style:paragraph-properties fo:margin-left="2.54cm" fo:margin-right="0cm" fo:margin-top="0.212cm" fo:margin-bottom="0.212cm" loext:contextual-spacing="false" fo:text-align="justify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" fo:font-size="10pt" style:font-size-asian="10pt" style:font-name-complex="Arial1"/>
    </style:style>
    <style:style style:name="T7" style:family="text">
      <style:text-properties style:font-name="Arial" fo:font-size="10pt" style:font-size-asian="10pt" style:font-name-complex="Arial1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 style:font-name="Arial" fo:language="es" fo:country="CO" fo:font-weight="bold" style:font-weight-asian="bold" style:font-name-complex="Arial1"/>
    </style:style>
    <style:style style:name="T10" style:family="text">
      <style:text-properties fo:color="#000000" style:font-name="Arial" fo:language="es" fo:country="CO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text:span text:style-name="T1">CASO DE ESTUDIO - <text:s/>EVIDENCIA DESEMPEÑO MYSQL, JPA, EJB, HTML5 Y CSS3</text:span></text:p>
      <text:p text:style-name="P1"><text:span text:style-name="T2">Objetivo:</text:span><text:span text:style-name="T3"> Utilizar las diferentes API´s y patrones de java para conexión a bases de datos en MySql y diseño de aplicaciones WEB con JSF.</text:span></text:p>
      <text:p text:style-name="P1"><text:span text:style-name="T2">Realizar: </text:span><text:span text:style-name="T3">Desarrollar una aplicación que permita insertar y listar datos de una tabla sobre una base de datos en MySQL.</text:span></text:p>
      <text:p text:style-name="P7"><text:span text:style-name="T4">Definición</text:span><text:span text:style-name="T5"> de Procesos y Requisitos Generales</text:span></text:p>
      <text:p text:style-name="P7"/>
      <text:p text:style-name="P7"><text:span text:style-name="T4">1. Definición de la base de datos</text:span></text:p>
      <text:p text:style-name="P9"><text:span text:style-name="T7">Diseñar y crear una base de datos en MySQL que contenga una tabla que represente un objeto Llanta Automovil. El objeto seleccionado debe tener los siguientes atributos:</text:span></text:p>
      <text:list xml:id="list1161884879505696182" text:style-name="WWNum1">
        <text:list-item>
          <text:p text:style-name="P14"><text:span text:style-name="T3">Id Llanta (Número entero, Autoincrementable)</text:span></text:p>
        </text:list-item>
        <text:list-item>
          <text:p text:style-name="P14"><text:span text:style-name="T3">Fabricante (Nombre de la empresa que fabrica la llanta, ej: Goodyear)</text:span></text:p>
        </text:list-item>
        <text:list-item>
          <text:p text:style-name="P14"><text:span text:style-name="T3">Fecha de fabricación de la llanta (</text:span><text:bookmark-start text:name="__DdeLink__59_1231129519"/><text:span text:style-name="T3">Fecha, ej: 02/25/2014</text:span><text:bookmark-end text:name="__DdeLink__59_1231129519"/><text:span text:style-name="T3">)</text:span></text:p>
        </text:list-item>
        <text:list-item>
          <text:p text:style-name="P14"><text:span text:style-name="T3">Tipo de llanta (Tipos disponibles: P, LT, <text:s/>T, ST)</text:span></text:p>
        </text:list-item>
        <text:list-item>
          <text:p text:style-name="P6"><text:span text:style-name="T3">Ancho de la llanta (</text:span><text:bookmark-start text:name="__DdeLink__57_1231129519"/><text:span text:style-name="T3">Ancho en milimetros</text:span><text:bookmark-end text:name="__DdeLink__57_1231129519"/><text:span text:style-name="T3">, ej: 225) </text:span></text:p>
        </text:list-item>
        <text:list-item>
          <text:p text:style-name="P6"><text:span text:style-name="T3">Relación de Aspecto (Número entero entre 0 y 100</text:span><text:bookmark-start text:name="__DdeLink__61_1231129519"/><text:span text:style-name="T3">%</text:span><text:bookmark-end text:name="__DdeLink__61_1231129519"/><text:span text:style-name="T3">)</text:span></text:p>
        </text:list-item>
        <text:list-item>
          <text:p text:style-name="P6"><text:span text:style-name="T3">Construcción (“R” radial, “D”, diagonal y “B” cinturon) </text:span></text:p>
        </text:list-item>
        <text:list-item>
          <text:p text:style-name="P6"><text:span text:style-name="T3">Diametro del rin (Número entero en pulgadas, ej: 18) </text:span></text:p>
        </text:list-item>
      </text:list>
      <text:p text:style-name="P7"><text:span text:style-name="T4">2. Desarrollo de la aplicación</text:span></text:p>
      <text:p text:style-name="P9"><text:span text:style-name="T7">Debe desarrollar una aplicación web que permita a través de un formulario Insertar y con otro formulario Listar la información desde la base de datos creada en el punto anterior. <text:s/>para ello debe usar JPA, EJB, JSF, HTML5 y CSS3.</text:span></text:p>
      <text:p text:style-name="P10"/>
      <text:p text:style-name="P9"><text:span text:style-name="T7">Con respecto a la parte de diseño estos son los requerimientos:</text:span></text:p>
      <text:p text:style-name="P10"/>
      <text:list xml:id="list3973069348283890437" text:style-name="WWNum3">
        <text:list-item>
          <text:p text:style-name="P15"><text:span text:style-name="T7">Crear dos páginas web, una para ingresar información a la base de datos a través de un formulario y otra que permitirá a través de otro formulario listar la información de dicha tabla.</text:span></text:p>
        </text:list-item>
        <text:list-item>
          <text:p text:style-name="P15"><text:span text:style-name="T7">Ambas Páginas tendrán un mismo Header y Footer con las siguientes características:</text:span></text:p>
        </text:list-item>
      </text:list>
      <text:p text:style-name="P17"/>
      <text:list xml:id="list8834896251130325013" text:style-name="WWNum5">
        <text:list-item>
          <text:p text:style-name="P16"><text:soft-page-break/><text:span text:style-name="T7">El Header será de color Negro y su barra de Navegación deberá manejar colores tanto de sus ítems como del color de fuente que contrasten de forma agradable para el usuario. Este header debe tener un tamaño de </text:span><text:bookmark-start text:name="__DdeLink__63_1231129519"/><text:span text:style-name="T7">3.75em</text:span><text:bookmark-end text:name="__DdeLink__63_1231129519"/></text:p>
        </text:list-item>
        <text:list-item>
          <text:p text:style-name="P16"><text:span text:style-name="T7">Cada ítem (Ingresar – Listar) de la barra de navegación deberá tener un borde inferior y usted definirá los parámetros de diseño para este como son ancho del borde, tipo de borde y color.</text:span></text:p>
        </text:list-item>
        <text:list-item>
          <text:p text:style-name="P16"><text:span text:style-name="T7">Los items deben quedar centrados con respecto al nav tanto de forma horizontal como vertical</text:span></text:p>
        </text:list-item>
        <text:list-item>
          <text:p text:style-name="P16"><text:span text:style-name="T7">La barra de navegación debe quedar centrada con respecto al Header.</text:span></text:p>
        </text:list-item>
        <text:list-item>
          <text:p text:style-name="P16"><text:span text:style-name="T7">La barra de navegación debe quedar fija, a pesar que se haga scroll en cualquiera de las páginas.</text:span></text:p>
        </text:list-item>
        <text:list-item>
          <text:p text:style-name="P16"><text:span text:style-name="T7">El footer debe una imagen de fondo que se acomode al tamaño del mismo (usted define el alto de este Footer) y dentro de el se requiere mostrar enlaces a las siguientes redes sociales: FaceBook, Twitter e </text:span><text:bookmark-start text:name="__DdeLink__55_1231129519"/><text:span text:style-name="T7">Instagram</text:span><text:bookmark-end text:name="__DdeLink__55_1231129519"/><text:span text:style-name="T7"> (solo a las páginas oficiales de dichos sitios). Usted es libre de definir el color de estos enlaces.</text:span></text:p>
        </text:list-item>
        <text:list-item>
          <text:p text:style-name="P16"><text:span text:style-name="T7">Los enlaces que aparecerán en el footer deben quedar centrados tanto horizontal como vertical.</text:span></text:p>
        </text:list-item>
        <text:list-item>
          <text:p text:style-name="P16"><text:span text:style-name="T7">A nivel de la sección de contenido para cada página se requiere que los formularios queden en el centro de este espacio y que se maneje las proporciones de margenes externas e internas (padding).</text:span></text:p>
        </text:list-item>
      </text:list>
      <text:p text:style-name="P18"/>
      <text:p text:style-name="P9"><text:span text:style-name="T7">La aplicación debe ser desarrollada usando el lenguaje de programación JAVA EE 7.</text:span></text:p>
      <text:p text:style-name="P9"/>
      <text:p text:style-name="P7"><text:span text:style-name="T4">3. Sustentación</text:span></text:p>
      <text:p text:style-name="P8"/>
      <text:p text:style-name="P11"><text:span text:style-name="T7">Cuando finalice el desarrollo se realizarán pruebas funcionales y para sustentar el trabajo realizado, se le harán preguntas acerca del código usado y se le solicitara que realice cambios sobre la aplicación, tales como, agregar o eliminar un atributo al producto, cambiar el tipo de dato de un atributo, entre otros. <text:s/></text:span></text:p>
      <text:p text:style-name="P12"/>
      <text:p text:style-name="P13"><text:span text:style-name="T5">MUCH</text:span><text:span text:style-name="T1">OS ÉXITO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FreeSans1" svg:font-family="FreeSans" style:font-family-generic="swiss"/>
    <style:font-face style:name="Lohit Hindi" svg:font-family="'Lohit Hindi'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Bookshelf Symbol 7" svg:font-family="'Bookshelf Symbol 7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ookshelf Symbol 71" svg:font-family="'Bookshelf Symbol 7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F" style:font-size-asian="10pt" style:language-asian="es" style:country-asian="CO" style:font-name-complex="F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true" style:font-name-asian="F" style:font-size-asian="10pt" style:language-asian="es" style:country-asian="CO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paragraph-properties fo:line-height="105%" fo:orphans="0" fo:widows="0"/>
      <style:text-properties style:font-size-asian="12pt" style:font-name-complex="Lohit Hindi" style:font-family-complex="'Lohit Hind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" style:font-family-complex="'Lohit Hindi'" style:font-family-generic-complex="swiss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Epígrafe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Heading_20_1" style:display-name="Heading 1" style:family="paragraph" style:parent-style-name="Standard" style:default-outline-level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Encabezado1" style:family="paragraph" style:parent-style-name="Standard" style:default-outline-level="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Etiqueta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ystem" style:font-pitch-complex="variable" style:font-size-complex="12pt" style:font-style-complex="italic"/>
    </style:style>
    <style:style style:name="Pie_20_de_20_página1" style:display-name="Pie de página1" style:family="paragraph" style:parent-style-name="Standard" style:default-outline-level="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/>
      <style:text-properties fo:font-size="12pt" style:font-size-asian="12pt"/>
    </style:style>
    <style:style style:name="Body_20_Text_20_3" style:display-name="Body Text 3" style:family="paragraph" style:parent-style-name="Standard" style:default-outline-level=""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1.249cm" fo:margin-right="0cm" fo:text-align="justify" style:justify-single-word="false" fo:text-indent="0cm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Bookshelf Symbol 7" fo:font-family="'Bookshelf Symbol 7'" style:font-family-generic="roman" style:font-pitch="variable" style:font-name-complex="Bookshelf Symbol 71" style:font-family-complex="'Bookshelf Symbol 7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Bookshelf Symbol 7" fo:font-family="'Bookshelf Symbol 7'" style:font-family-generic="roman" style:font-pitch="variable" style:font-name-complex="Bookshelf Symbol 71" style:font-family-complex="'Bookshelf Symbol 7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0" style:family="tex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WW8Num9z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Encabezado_20_Car1" style:display-name="Encabezado Car1" style:family="text" style:parent-style-name="Default_20_Paragraph_20_Font">
      <style:text-properties fo:color="#00000a" fo:font-size="11pt" style:font-size-asian="11pt"/>
    </style:style>
    <style:style style:name="Pie_20_de_20_página_20_Car" style:display-name="Pie de página Car" style:family="text" style:parent-style-name="Default_20_Paragraph_20_Font">
      <style:text-properties fo:color="#00000a" fo:font-size="11pt" style:font-size-asian="11pt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5.443cm" fo:margin-left="-0.199cm" fo:margin-top="0cm" fo:margin-bottom="0cm" table:align="left" style:writing-mode="lr-tb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12.502cm"/>
    </style:style>
    <style:style style:name="Tabla1.1" style:family="table-row">
      <style:table-row-properties style:min-row-height="1.887cm" fo:keep-together="auto"/>
    </style:style>
    <style:style style:name="Tabla1.A1" style:family="table-cell">
      <style:table-cell-properties style:vertical-align="middle"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la1.B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Encabezado1">
      <style:paragraph-properties fo:text-align="center" style:justify-single-word="false"/>
    </style:style>
    <style:style style:name="MP3" style:family="paragraph" style:parent-style-name="Pie_20_de_20_página1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00" style:font-name="Arial" fo:language="es" fo:country="CO" fo:font-weight="bold" style:font-weight-asian="bold" style:font-name-complex="Arial1"/>
    </style:style>
    <style:style style:name="MT3" style:family="text">
      <style:text-properties fo:color="#000000" style:font-name="Arial" fo:language="es" fo:country="CO" style:font-name-complex="Arial1"/>
    </style:style>
    <style:page-layout style:name="Mpm1">
      <style:page-layout-properties fo:page-width="21.59cm" fo:page-height="27.94cm" style:num-format="1" style:print-orientation="portrait" fo:margin-top="1.27cm" fo:margin-bottom="2cm" fo:margin-left="3.501cm" fo:margin-right="3cm" style:writing-mode="lr-tb" style:layout-grid-color="#c0c0c0" style:layout-grid-lines="45" style:layout-grid-base-height="0.404cm" style:layout-grid-ruby-height="0.0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text:span text:style-name="MT1">Sistema de Gestión de la Calidad</text:span></text:p>
            </table:table-cell>
            <table:table-cell table:style-name="Tabla1.B1" office:value-type="string">
              <text:p text:style-name="MP2"><text:span text:style-name="MT2">Servicio Nacional de Aprendizaje</text:span></text:p>
              <text:p text:style-name="MP2"><text:span text:style-name="MT3">Centro de Biotecnología Industrial</text:span></text:p>
              <text:p text:style-name="MP2"><text:span text:style-name="MT2">Evidencia de Desempeño</text:span></text:p>
            </table:table-cell>
          </table:table-row>
        </table:table>
        <text:p text:style-name="Encabezado1"/>
      </style:header>
      <style:footer>
        <text:p text:style-name="MP3"/>
        <text:p text:style-name="Pie_20_de_20_página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TOS PERSONALES</dc:title>
    <meta:initial-creator>Comercio</meta:initial-creator>
    <meta:editing-cycles>3</meta:editing-cycles>
    <meta:print-date>2013-07-07T22:54:00</meta:print-date>
    <meta:creation-date>2015-06-10T10:09:00</meta:creation-date>
    <dc:date>2015-06-10T18:16:02.013485368</dc:date>
    <dc:language>es-CO</dc:language>
    <meta:editing-duration>PT28M2S</meta:editing-duration>
    <meta:generator>LibreOffice/4.3.3.2$Linux_X86_64 LibreOffice_project/430m0$Build-2</meta:generator>
    <meta:document-statistic meta:table-count="1" meta:image-count="0" meta:object-count="0" meta:page-count="2" meta:paragraph-count="35" meta:word-count="589" meta:character-count="3413" meta:non-whitespace-character-count="2868"/>
    <meta:user-defined meta:name="AppVersion">14.0000</meta:user-defined>
    <meta:user-defined meta:name="Company">Familia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